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c58" officeooo:paragraph-rsid="00159c58"/>
    </style:style>
    <style:style style:name="P2" style:family="paragraph" style:parent-style-name="Standard">
      <style:text-properties fo:font-weight="bold" officeooo:rsid="00159c58" officeooo:paragraph-rsid="00159c58" style:font-weight-asian="bold" style:font-weight-complex="bold"/>
    </style:style>
    <style:style style:name="P3" style:family="paragraph" style:parent-style-name="Standard">
      <style:text-properties fo:font-weight="bold" officeooo:rsid="001903b7" officeooo:paragraph-rsid="001903b7" style:font-weight-asian="bold" style:font-weight-complex="bold"/>
    </style:style>
    <style:style style:name="P4" style:family="paragraph" style:parent-style-name="Standard">
      <style:text-properties fo:font-weight="bold" officeooo:rsid="001b7dbd" officeooo:paragraph-rsid="001b7dbd" style:font-weight-asian="bold" style:font-weight-complex="bold"/>
    </style:style>
    <style:style style:name="P5" style:family="paragraph" style:parent-style-name="Standard">
      <style:text-properties officeooo:rsid="001903b7" officeooo:paragraph-rsid="001903b7"/>
    </style:style>
    <style:style style:name="P6" style:family="paragraph" style:parent-style-name="Standard">
      <style:text-properties officeooo:rsid="001b7dbd" officeooo:paragraph-rsid="001b7dbd"/>
    </style:style>
    <style:style style:name="P7" style:family="paragraph" style:parent-style-name="Standard">
      <style:text-properties officeooo:rsid="001903b7" officeooo:paragraph-rsid="001903b7"/>
    </style:style>
    <style:style style:name="T1" style:family="text">
      <style:text-properties officeooo:rsid="001761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a71"/>
    </style:style>
    <style:style style:name="T4" style:family="text">
      <style:text-properties officeooo:rsid="001b2dbe"/>
    </style:style>
    <style:style style:name="T5" style:family="text">
      <style:text-properties officeooo:rsid="001bc23c"/>
    </style:style>
    <style:style style:name="T6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7" style:family="text">
      <style:text-properties officeooo:rsid="001cd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odusCoin - </text:span>The Science Blockchain <text:s/>draft 1</text:p>
      <text:p text:style-name="P1"/>
      <text:p text:style-name="P2">Introduction</text:p>
      <text:p text:style-name="P1">Putting science on the blockchain.</text:p>
      <text:p text:style-name="P1"/>
      <text:p text:style-name="P2">Blockchain</text:p>
      <text:p text:style-name="P1">Reward research <text:span text:style-name="T3">and value to life, environment, universe at large.</text:span></text:p>
      <text:p text:style-name="P1"/>
      <text:p text:style-name="P4">Proof of Science</text:p>
      <text:p text:style-name="P6">Consensus mechanism to establish frontier of scientific endeavor.</text:p>
      <text:p text:style-name="P1"/>
      <text:p text:style-name="P2"><text:span text:style-name="T7">Modus</text:span>Coin</text:p>
      <text:p text:style-name="P1"><text:span text:style-name="T4">Currency</text:span> of the Science blockchain.</text:p>
      <text:p text:style-name="P1"/>
      <text:p text:style-name="P1"/>
      <text:p text:style-name="P3">Technology</text:p>
      <text:p text:style-name="P5">Utilities, smart contracts, sensor library, 3d printer library.</text:p>
      <text:p text:style-name="P5"/>
      <text:p text:style-name="P5"><text:span text:style-name="T2">Decentralized Science Applications </text:span>(D<text:span text:style-name="T2">Sci</text:span>apps)</text:p>
      <text:p text:style-name="P5"/>
      <text:p text:style-name="P5"/>
      <text:p text:style-name="P5"/>
      <text:p text:style-name="P5"><text:span text:style-name="T6">Technical solution is to provide dsensor library that puts the data on</text:span><text:line-break/><text:span text:style-name="T6">a personal blockchain using proof of data(a type of proof of stake)</text:span><text:line-break/><text:span text:style-name="T6">that is brought to life on an existing blockchain(proof of work) via a</text:span><text:line-break/><text:span text:style-name="T6">side chain (could be proof of work or stake).  And the benefit of</text:span><text:line-break/><text:span text:style-name="T6">putting sensor data on a personal blockchain is that data can then be</text:span><text:line-break/><text:span text:style-name="T6">computed the most efficiently on the Internet via Dapps peer to peer.</text:span><text:line-break/><text:span text:style-name="T6">Hence data sharing friction goes to near zero and control over what</text:span><text:line-break/><text:span text:style-name="T6">apps (think research compuations) does with the data is complete.</text:span><text:line-break/><text:line-break/><text:span text:style-name="T6">Proof of data:  every crypto paper I have read has started with the</text:span><text:line-break/><text:span text:style-name="T6">assumption of money and limited supply of blocks/coins.  I think our</text:span><text:line-break/><text:span text:style-name="T6">starting assumptions need to be the complete opposite, post money</text:span><text:line-break/><text:span text:style-name="T6">(data advancing to information representing knowledge) and abundance</text:span><text:line-break/><text:span text:style-name="T6">of blocks on a chain.</text:span><text:line-break/><text:line-break/><text:span text:style-name="T6">The question is how does this proof of data work?  How does the</text:span><text:line-break/><text:span text:style-name="T6">sidechain grant the personal blockchain fail safe against corruption</text:span><text:line-break/><text:span text:style-name="T6">and double spend or network 51% attack?  How does this bring</text:span><text:line-break/><text:span text:style-name="T6">efficiency to the data computability?</text:span><text:line-break/><text:line-break/><text:span text:style-name="T6">Answers to the above do not exist, not just for us but for the whole</text:span><text:line-break/><text:span text:style-name="T6">of the blockchain community from my research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0:52:29.656567337</meta:creation-date>
    <meta:generator>LibreOffice/4.2.7.2$Linux_X86_64 LibreOffice_project/420m0$Build-2</meta:generator>
    <dc:date>2014-11-21T11:04:03.304151925</dc:date>
    <meta:editing-duration>PT8M19S</meta:editing-duration>
    <meta:editing-cycles>9</meta:editing-cycles>
    <meta:document-statistic meta:table-count="0" meta:image-count="0" meta:object-count="0" meta:page-count="1" meta:paragraph-count="13" meta:word-count="258" meta:character-count="1602" meta:non-whitespace-character-count="1347"/>
  </office:meta>
</office:document-meta>
</file>